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officeooo:rsid="001112b0" officeooo:paragraph-rsid="001112b0"/>
    </style:style>
    <style:style style:name="P3" style:family="paragraph" style:parent-style-name="Header">
      <style:paragraph-properties fo:text-align="end" style:justify-single-word="false"/>
      <style:text-properties officeooo:rsid="001112b0" officeooo:paragraph-rsid="001112b0"/>
    </style:style>
    <style:style style:name="T1" style:family="text">
      <style:text-properties officeooo:rsid="00111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</text:span>.Completed</text:p>
      <text:p text:style-name="P1">2.Completed</text:p>
      <text:p text:style-name="P1">3.Completed</text:p>
      <text:p text:style-name="P1">4.</text:p>
      <text:p text:style-name="P1">#!/usr/bin/python</text:p>
      <text:p text:style-name="P2">#</text:p>
      <text:p text:style-name="P2">#Jason Millette</text:p>
      <text:p text:style-name="P2">#2/26/2018</text:p>
      <text:p text:style-name="P2">#takes address on </text:p>
      <text:p text:style-name="P2">#CMD line then</text:p>
      <text:p text:style-name="P2">#fetches file</text:p>
      <text:p text:style-name="P2">#</text:p>
      <text:p text:style-name="P2"/>
      <text:p text:style-name="P1">import sys</text:p>
      <text:p text:style-name="P1">import wget</text:p>
      <text:p text:style-name="P1"/>
      <text:p text:style-name="P1">url=sys.argv[1]</text:p>
      <text:p text:style-name="P1">print url</text:p>
      <text:p text:style-name="P1">wget.download(url, '/home/jason/Downloads/file')</text:p>
      <text:p text:style-name="P1"/>
      <text:p text:style-name="P1">5.</text:p>
      <text:p text:style-name="P1">#!/usr/bin/python</text:p>
      <text:p text:style-name="P2">#</text:p>
      <text:p text:style-name="P2">#Jason Millette</text:p>
      <text:p text:style-name="P2">#2/26/2018<text:line-break/>#fetches data from<text:line-break/>#UMaine then plots<text:line-break/>#the temperature</text:p>
      <text:p text:style-name="P2">#</text:p>
      <text:p text:style-name="P2"/>
      <text:p text:style-name="P1">import wget</text:p>
      <text:p text:style-name="P1">import matplotlib</text:p>
      <text:p text:style-name="P1">import csv</text:p>
      <text:p text:style-name="P1">import datetime</text:p>
      <text:p text:style-name="P1">import matplotlib.pyplot as plt</text:p>
      <text:p text:style-name="P1">from datetime import datetime</text:p>
      <text:p text:style-name="P1">from matplotlib.dates import DateFormatter, DayLocator, HourLocator, MinuteLocator, drange</text:p>
      <text:p text:style-name="P1"/>
      <text:p text:style-name="P1"/>
      <text:p text:style-name="P1">print('Starting Download of data')</text:p>
      <text:p text:style-name="P1"/>
      <text:p text:style-name="P1">url = 'http://courses.eece.maine.edu/ece331/data.csv'</text:p>
      <text:p text:style-name="P1">wget.download(url, '/home/jason/Documents/ECE331/Programs/python/data.csv')</text:p>
      <text:p text:style-name="P1"/>
      <text:p text:style-name="P1">temperature=[]</text:p>
      <text:p text:style-name="P1">date=[]</text:p>
      <text:p text:style-name="P1">temp=[]</text:p>
      <text:p text:style-name="P1"/>
      <text:p text:style-name="P1">with open ('data.csv') as datafile:</text:p>
      <text:p text:style-name="P1"><text:soft-page-break/><text:s text:c="8"/>data=csv.reader(datafile,delimiter=' <text:s text:c="3"/>')</text:p>
      <text:p text:style-name="P1"><text:s text:c="8"/>next (data)</text:p>
      <text:p text:style-name="P1"><text:s text:c="8"/>for row in data:</text:p>
      <text:p text:style-name="P1"><text:s text:c="16"/>temperature.append(float(row [6]))</text:p>
      <text:p text:style-name="P1"><text:s text:c="16"/>date.append(temp)</text:p>
      <text:p text:style-name="P1"/>
      <text:p text:style-name="P1">plt.semilogx(temperature)</text:p>
      <text:p text:style-name="P1">plt.ylabel('Temperature in degrees F')</text:p>
      <text:p text:style-name="P1">plt.xlabel('Time')</text:p>
      <text:p text:style-name="P1">plt.title('Temperature over time')</text:p>
      <text:p text:style-name="P1">plt.show()</text:p>
      <text:p text:style-name="P1"/>
      <text:p text:style-name="P1">6.Successfu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112b0" officeooo:paragraph-rsid="001112b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Jason Millette</text:p>
        <text:p text:style-name="MP1">2/26/2018</text:p>
        <text:p text:style-name="MP1">ECE331</text:p>
        <text:p text:style-name="MP1">Homework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3:39:55.338148135</meta:creation-date>
    <dc:date>2018-02-26T23:47:01.911082191</dc:date>
    <meta:editing-duration>PT7M7S</meta:editing-duration>
    <meta:editing-cycles>1</meta:editing-cycles>
    <meta:document-statistic meta:table-count="0" meta:image-count="0" meta:object-count="0" meta:page-count="2" meta:paragraph-count="52" meta:word-count="111" meta:character-count="1098" meta:non-whitespace-character-count="979"/>
    <meta:generator>LibreOffice/5.4.5.1$Linux_X86_64 LibreOffice_project/40m0$Build-1</meta:generator>
  </office:meta>
</office:document-meta>
</file>